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F0000000438406314EBE251F44D.png" manifest:media-type="image/png"/>
  <manifest:file-entry manifest:full-path="Pictures/1000020100000F00000004382101D534F315B68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372cm, 65.653cm, 6.454cm, 16.589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365cm, 65.718cm, 6.461cm, 16.524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979cm" svg:y="10.325cm" presentation:class="title" presentation:user-transformed="true">
          <draw:text-box>
            <text:p>VM Network interface configuration</text:p>
          </draw:text-box>
        </draw:frame>
        <draw:frame presentation:style-name="pr2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1" draw:layer="layout" svg:width="10.334cm" svg:height="7.873cm" svg:x="2.874cm" svg:y="1.524cm">
          <draw:image xlink:href="Pictures/1000020100000F00000004382101D534F315B681.png" xlink:type="simple" xlink:show="embed" xlink:actuate="onLoad">
            <text:p/>
          </draw:image>
        </draw:frame>
        <draw:frame draw:style-name="gr2" draw:text-style-name="P1" draw:layer="layout" svg:width="10.017cm" svg:height="7.632cm" svg:x="14.986cm" svg:y="1.524cm">
          <draw:image xlink:href="Pictures/1000020100000F0000000438406314EBE251F44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11T12:09:16.357647908</meta:creation-date>
    <dc:date>2021-08-11T12:34:24.132530332</dc:date>
    <meta:editing-duration>PT14M57S</meta:editing-duration>
    <meta:editing-cycles>2</meta:editing-cycles>
    <meta:generator>LibreOffice/6.0.7.3$Linux_X86_64 LibreOffice_project/00m0$Build-3</meta:generator>
    <meta:document-statistic meta:object-count="27"/>
  </office:meta>
</office:document-meta>
</file>